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99999" draw:textarea-horizontal-align="justify" draw:textarea-vertical-align="middle" draw:auto-grow-height="false" fo:min-height="1.75cm" fo:min-width="6.77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4.574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8cm" draw:marker-end="Rounded_20_short_20_Arrow" draw:marker-end-width="0.38cm" draw:fill="solid" draw:textarea-vertical-align="middle" fo:padding-top="0.152cm" fo:padding-bottom="0.152cm" fo:padding-left="0.277cm" fo:padding-right="0.2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4.574cm"/>
      <style:paragraph-properties style:writing-mode="lr-tb"/>
    </style:style>
    <style:style style:name="gr5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7.768cm"/>
      <style:paragraph-properties style:writing-mode="lr-tb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3.95cm" fo:min-width="12.9cm"/>
    </style:style>
    <style:style style:name="gr9" style:family="graphic" style:parent-style-name="standard">
      <style:graphic-properties draw:fill-color="#999999" draw:textarea-horizontal-align="justify" draw:textarea-vertical-align="middle" draw:auto-grow-height="false" fo:min-height="1.85cm" fo:min-width="5.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4.574cm"/>
      <style:paragraph-properties style:writing-mode="lr-tb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19.15cm" fo:min-width="17.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4.574cm"/>
      <style:paragraph-properties style:writing-mode="lr-tb"/>
    </style:style>
    <style:style style:name="gr13" style:family="graphic" style:parent-style-name="standard">
      <style:graphic-properties draw:fill-color="#999999" draw:textarea-horizontal-align="justify" draw:textarea-vertical-align="middle" draw:auto-grow-height="false" fo:min-height="1.85cm" fo:min-width="6.4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9cm" fo:min-width="4.57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5.151cm"/>
      <style:paragraph-properties style:writing-mode="lr-tb"/>
    </style:style>
    <style:style style:name="gr17" style:family="graphic" style:parent-style-name="standard">
      <style:graphic-properties draw:fill-color="#999999" draw:textarea-horizontal-align="justify" draw:textarea-vertical-align="middle" draw:auto-grow-height="false" fo:min-height="1.85cm" fo:min-width="4.77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8cm" fo:min-width="4.574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2" style:family="paragraph">
      <loext:graphic-properties draw:fill-color="#999999"/>
      <style:paragraph-properties fo:text-align="center" style:writing-mode="lr-tb"/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4pt" fo:font-style="italic" style:font-size-asian="14pt" style:font-style-asian="italic" style:font-size-complex="14pt" style:font-style-complex="italic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3" style:family="paragraph">
      <style:text-properties fo:font-size="14pt"/>
    </style:style>
    <style:style style:name="P14" style:family="paragraph">
      <style:paragraph-properties fo:text-align="justify"/>
      <style:text-properties fo:font-size="14pt"/>
    </style:style>
    <style:style style:name="P15" style:family="paragraph">
      <loext:graphic-properties draw:fill="none" draw:fill-color="#ffffff"/>
      <style:paragraph-properties fo:text-align="justify" style:writing-mode="lr-tb"/>
      <style:text-properties fo:font-size="14pt" style:font-size-asian="14pt" style:font-size-complex="14pt"/>
    </style:style>
    <style:style style:name="P16" style:family="paragraph">
      <style:paragraph-properties fo:text-align="center" style:writing-mode="lr-tb"/>
      <style:text-properties fo:font-size="18pt" fo:font-style="italic" style:font-style-asian="italic" style:font-style-complex="italic"/>
    </style:style>
    <style:style style:name="P17" style:family="paragraph">
      <loext:graphic-properties draw:fill-color="#999999"/>
      <style:paragraph-properties fo:text-align="center" style:writing-mode="lr-tb"/>
      <style:text-properties fo:font-size="18pt" fo:font-style="italic" style:font-style-asian="italic" style:font-style-complex="italic"/>
    </style:style>
    <style:style style:name="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9" style:family="paragraph">
      <style:text-properties fo:font-size="12pt"/>
    </style:style>
    <style:style style:name="P2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2" xml:id="id1" draw:id="id1" draw:layer="layout" svg:width="7.278cm" svg:height="2cm" svg:x="5.1cm" svg:y="4.6cm">
          <text:p text:style-name="P1"><text:span text:style-name="T1">generate_config_json.py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13cm" svg:height="0.806cm" svg:x="4.687cm" svg:y="2.711cm">
          <draw:text-box>
            <text:p><text:span text:style-name="T2">config_master.js</text:span><text:span text:style-name="T2">on</text:span></text:p>
          </draw:text-box>
        </draw:frame>
        <draw:line draw:style-name="gr3" draw:text-style-name="P4" draw:layer="layout" svg:x1="7.111cm" svg:y1="3.6cm" svg:x2="7.111cm" svg:y2="4.505cm">
          <text:p/>
        </draw:line>
        <draw:line draw:style-name="gr3" draw:text-style-name="P4" draw:layer="layout" svg:x1="10.411cm" svg:y1="3.587cm" svg:x2="10.411cm" svg:y2="4.492cm">
          <text:p/>
        </draw:line>
        <draw:frame draw:style-name="gr4" draw:text-style-name="P3" draw:layer="layout" svg:width="1.8cm" svg:height="0.889cm" svg:x="9.5cm" svg:y="2.711cm">
          <draw:text-box>
            <text:p><text:span text:style-name="T2">[data]</text:span></text:p>
          </draw:text-box>
        </draw:frame>
        <draw:line draw:style-name="gr3" draw:text-style-name="P4" xml:id="id2" draw:id="id2" draw:layer="layout" svg:x1="8.739cm" svg:y1="9.9cm" svg:x2="9.644cm" svg:y2="9.9cm">
          <text:p/>
        </draw:line>
        <draw:frame draw:style-name="gr2" draw:text-style-name="P3" draw:layer="layout" svg:width="4.512cm" svg:height="0.806cm" svg:x="9.688cm" svg:y="9.411cm">
          <draw:text-box>
            <text:p><text:span text:style-name="T2">3. config_all.json</text:span></text:p>
          </draw:text-box>
        </draw:frame>
        <draw:connector draw:style-name="gr5" draw:text-style-name="P5" draw:layer="layout" svg:x1="8.739cm" svg:y1="6.6cm" svg:x2="8.739cm" svg:y2="9.9cm" draw:start-shape="id1" draw:start-glue-point="2" draw:end-shape="id2" draw:end-glue-point="3" svg:d="M8739 6600v3300" svg:viewBox="0 0 1 3301">
          <text:p/>
        </draw:connector>
        <draw:line draw:style-name="gr3" draw:text-style-name="P4" draw:layer="layout" svg:x1="8.726cm" svg:y1="7.901cm" svg:x2="9.631cm" svg:y2="7.901cm">
          <text:p/>
        </draw:line>
        <draw:frame draw:style-name="gr4" draw:text-style-name="P3" draw:layer="layout" svg:width="5.012cm" svg:height="0.889cm" svg:x="9.675cm" svg:y="7.412cm">
          <draw:text-box>
            <text:p><text:span text:style-name="T2">1. config_single.json</text:span></text:p>
          </draw:text-box>
        </draw:frame>
        <draw:line draw:style-name="gr3" draw:text-style-name="P4" draw:layer="layout" svg:x1="8.713cm" svg:y1="8.902cm" svg:x2="9.618cm" svg:y2="8.902cm">
          <text:p/>
        </draw:line>
        <draw:frame draw:style-name="gr2" draw:text-style-name="P3" draw:layer="layout" svg:width="5.738cm" svg:height="0.806cm" svg:x="9.662cm" svg:y="8.413cm">
          <draw:text-box>
            <text:p><text:span text:style-name="T2">2. config_pairwise.json</text:span></text:p>
          </draw:text-box>
        </draw:frame>
        <draw:frame presentation:style-name="pr1" draw:text-style-name="P6" draw:layer="layout" svg:width="25.199cm" svg:height="2.629cm" svg:x="1.401cm" svg:y="-0.628cm" presentation:class="title" presentation:user-transformed="true">
          <draw:text-box>
            <text:p>Preparations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draw:frame presentation:style-name="pr1" draw:text-style-name="P6" draw:layer="layout" svg:width="25.199cm" svg:height="2.629cm" svg:x="1.4cm" svg:y="-0.629cm" presentation:class="title" presentation:user-transformed="true">
          <draw:text-box>
            <text:p>Processing per single dataset</text:p>
          </draw:text-box>
        </draw:frame>
        <draw:frame draw:style-name="gr7" draw:text-style-name="P8" draw:layer="layout" svg:width="28.268cm" svg:height="1.673cm" svg:x="0.078cm" svg:y="-1.8cm">
          <draw:text-box>
            <text:p>Each dataset consisting of a collection of json-files is processed through this sequence of steps</text:p>
            <text:p>The output of the last stage (a set of per_day.csv files) is then the input for the pairwise processing.</text:p>
          </draw:text-box>
        </draw:frame>
        <draw:g>
          <draw:custom-shape draw:style-name="gr8" draw:text-style-name="P9" draw:layer="layout" svg:width="13.4cm" svg:height="14.2cm" svg:x="0.5cm" svg:y="3.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6.4cm" svg:height="2.1cm" svg:x="6.2cm" svg:y="4.7cm">
            <text:p text:style-name="P1"><text:span text:style-name="T1">data_json_2_csv.py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6.4cm" svg:height="2.1cm" svg:x="6.2cm" svg:y="9.1cm">
            <text:p text:style-name="P1"><text:span text:style-name="T1">aggregation.py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6.4cm" svg:height="2.1cm" svg:x="6.3cm" svg:y="13.5cm">
            <text:p text:style-name="P1"><text:span text:style-name="T1">self_duplicates.py</text:span></text:p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4.212cm" svg:height="0.806cm" svg:x="7.388cm" svg:y="3.111cm">
            <draw:text-box>
              <text:p><text:span text:style-name="T3">*.json data files</text:span></text:p>
            </draw:text-box>
          </draw:frame>
          <draw:line draw:style-name="gr3" draw:text-style-name="P4" draw:layer="layout" svg:x1="9.512cm" svg:y1="3.8cm" svg:x2="9.512cm" svg:y2="4.705cm">
            <text:p/>
          </draw:line>
          <draw:frame draw:style-name="gr2" draw:text-style-name="P3" draw:layer="layout" svg:width="5.074cm" svg:height="0.806cm" svg:x="0.787cm" svg:y="5.311cm">
            <draw:text-box>
              <text:p><text:span text:style-name="T2">config_single.json</text:span></text:p>
            </draw:text-box>
          </draw:frame>
          <draw:line draw:style-name="gr3" draw:text-style-name="P4" draw:layer="layout" svg:x1="5.111cm" svg:y1="5.765cm" svg:x2="6.203cm" svg:y2="5.765cm">
            <text:p/>
          </draw:line>
          <draw:frame draw:style-name="gr4" draw:text-style-name="P3" draw:layer="layout" svg:width="6.611cm" svg:height="0.889cm" svg:x="6.189cm" svg:y="7.511cm">
            <draw:text-box>
              <text:p><text:span text:style-name="T2">csv_per_measurement files</text:span></text:p>
            </draw:text-box>
          </draw:frame>
          <draw:line draw:style-name="gr3" draw:text-style-name="P4" draw:layer="layout" svg:x1="9.513cm" svg:y1="8.2cm" svg:x2="9.513cm" svg:y2="9.105cm">
            <text:p/>
          </draw:line>
          <draw:line draw:style-name="gr3" draw:text-style-name="P4" draw:layer="layout" svg:x1="9.513cm" svg:y1="6.787cm" svg:x2="9.513cm" svg:y2="7.692cm">
            <text:p/>
          </draw:line>
          <draw:frame draw:style-name="gr10" draw:text-style-name="P3" draw:layer="layout" svg:width="8.91cm" svg:height="1.361cm" svg:x="5.09cm" svg:y="11.898cm">
            <draw:text-box>
              <text:p><text:span text:style-name="T2">per_day_with-self-duplicates.csv files</text:span></text:p>
            </draw:text-box>
          </draw:frame>
          <draw:line draw:style-name="gr3" draw:text-style-name="P4" draw:layer="layout" svg:x1="9.514cm" svg:y1="12.587cm" svg:x2="9.514cm" svg:y2="13.492cm">
            <text:p/>
          </draw:line>
          <draw:line draw:style-name="gr3" draw:text-style-name="P4" draw:layer="layout" svg:x1="9.514cm" svg:y1="11.174cm" svg:x2="9.514cm" svg:y2="12.079cm">
            <text:p/>
          </draw:line>
          <draw:frame draw:style-name="gr2" draw:text-style-name="P3" draw:layer="layout" svg:width="5.074cm" svg:height="0.806cm" svg:x="0.787cm" svg:y="9.811cm">
            <draw:text-box>
              <text:p><text:span text:style-name="T2">config_single.json</text:span></text:p>
            </draw:text-box>
          </draw:frame>
          <draw:line draw:style-name="gr3" draw:text-style-name="P4" draw:layer="layout" svg:x1="5.111cm" svg:y1="10.265cm" svg:x2="6.203cm" svg:y2="10.265cm">
            <text:p/>
          </draw:line>
          <draw:frame draw:style-name="gr2" draw:text-style-name="P3" draw:layer="layout" svg:width="5.074cm" svg:height="0.806cm" svg:x="0.787cm" svg:y="14.211cm">
            <draw:text-box>
              <text:p><text:span text:style-name="T2">config_single.json</text:span></text:p>
            </draw:text-box>
          </draw:frame>
          <draw:line draw:style-name="gr3" draw:text-style-name="P4" draw:layer="layout" svg:x1="5.111cm" svg:y1="14.665cm" svg:x2="6.203cm" svg:y2="14.665cm">
            <text:p/>
          </draw:line>
          <draw:frame draw:style-name="gr2" draw:text-style-name="P10" draw:layer="layout" svg:width="4.51cm" svg:height="0.806cm" svg:x="7.29cm" svg:y="16.285cm">
            <draw:text-box>
              <text:p><text:span text:style-name="T3">per_day.csv files</text:span></text:p>
            </draw:text-box>
          </draw:frame>
          <draw:line draw:style-name="gr3" draw:text-style-name="P4" draw:layer="layout" svg:x1="9.514cm" svg:y1="15.561cm" svg:x2="9.514cm" svg:y2="16.466cm">
            <text:p/>
          </draw:line>
        </draw:g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draw:frame presentation:style-name="pr1" draw:text-style-name="P6" draw:layer="layout" svg:width="25.199cm" svg:height="2.629cm" svg:x="1.4cm" svg:y="-0.629cm" presentation:class="title" presentation:user-transformed="true">
          <draw:text-box>
            <text:p>Full pipeline</text:p>
          </draw:text-box>
        </draw:frame>
        <draw:frame draw:style-name="gr7" draw:text-style-name="P8" draw:layer="layout" svg:width="28.268cm" svg:height="1.673cm" svg:x="0.078cm" svg:y="-1.8cm">
          <draw:text-box>
            <text:p>Each dataset consisting of a collection of json-files is processed through this sequence of steps</text:p>
            <text:p>The output of the last stage (a set of per_day.csv files) is then the input for the pairwise processing.</text:p>
          </draw:text-box>
        </draw:frame>
        <draw:g>
          <draw:custom-shape draw:style-name="gr11" draw:text-style-name="P9" draw:layer="layout" svg:width="17.7cm" svg:height="19.4cm" svg:x="0.5cm" svg:y="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6.4cm" svg:height="2.1cm" svg:x="6.2cm" svg:y="4.7cm">
            <text:p text:style-name="P1"><text:span text:style-name="T1">1. </text:span><text:span text:style-name="T1">Processing </text:span><text:span text:style-name="T1">per </text:span><text:span text:style-name="T1"><text:line-break/></text:span><text:span text:style-name="T1">single </text:span><text:span text:style-name="T1">dataset</text:span></text:p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4.212cm" svg:height="0.806cm" svg:x="7.388cm" svg:y="3.111cm">
            <draw:text-box>
              <text:p><text:span text:style-name="T3">*.json data files</text:span></text:p>
            </draw:text-box>
          </draw:frame>
          <draw:line draw:style-name="gr3" draw:text-style-name="P4" draw:layer="layout" svg:x1="9.512cm" svg:y1="3.8cm" svg:x2="9.512cm" svg:y2="4.705cm">
            <text:p/>
          </draw:line>
          <draw:frame draw:style-name="gr12" draw:text-style-name="P11" draw:layer="layout" svg:width="3.8cm" svg:height="1.916cm" svg:x="1.6cm" svg:y="4.711cm">
            <draw:text-box>
              <text:p text:style-name="P5"><text:span text:style-name="T2">config_</text:span><text:span text:style-name="T2"><text:line-break/></text:span><text:span text:style-name="T2">preprocessing</text:span><text:span text:style-name="T2"><text:line-break/></text:span><text:span text:style-name="T2">.json</text:span></text:p>
            </draw:text-box>
          </draw:frame>
          <draw:line draw:style-name="gr3" draw:text-style-name="P4" draw:layer="layout" svg:x1="5.111cm" svg:y1="5.765cm" svg:x2="6.203cm" svg:y2="5.765cm">
            <text:p/>
          </draw:line>
          <draw:frame draw:style-name="gr4" draw:text-style-name="P3" xml:id="id3" draw:id="id3" draw:layer="layout" svg:width="4.411cm" svg:height="0.889cm" svg:x="7.289cm" svg:y="7.511cm">
            <draw:text-box>
              <text:p><text:span text:style-name="T2">P</text:span><text:span text:style-name="T2">e</text:span><text:span text:style-name="T2">r</text:span><text:span text:style-name="T2">_</text:span><text:span text:style-name="T2">d</text:span><text:span text:style-name="T2">a</text:span><text:span text:style-name="T2">y.</text:span><text:span text:style-name="T2">c</text:span><text:span text:style-name="T2">s</text:span><text:span text:style-name="T2">v </text:span><text:span text:style-name="T2">fil</text:span><text:span text:style-name="T2">e</text:span><text:span text:style-name="T2">s</text:span></text:p>
            </draw:text-box>
          </draw:frame>
          <draw:line draw:style-name="gr3" draw:text-style-name="P4" draw:layer="layout" svg:x1="9.513cm" svg:y1="8.2cm" svg:x2="9.513cm" svg:y2="9.105cm">
            <text:p/>
          </draw:line>
          <draw:line draw:style-name="gr3" draw:text-style-name="P4" draw:layer="layout" svg:x1="9.513cm" svg:y1="6.787cm" svg:x2="9.513cm" svg:y2="7.692cm">
            <text:p/>
          </draw:line>
          <draw:line draw:style-name="gr3" draw:text-style-name="P4" draw:layer="layout" svg:x1="9.514cm" svg:y1="12.718cm" svg:x2="9.514cm" svg:y2="13.492cm">
            <text:p/>
          </draw:line>
          <draw:line draw:style-name="gr3" draw:text-style-name="P4" draw:layer="layout" svg:x1="9.514cm" svg:y1="11.174cm" svg:x2="9.514cm" svg:y2="12.079cm">
            <text:p/>
          </draw:line>
          <draw:frame draw:style-name="gr2" draw:text-style-name="P3" draw:layer="layout" svg:width="5.074cm" svg:height="0.806cm" svg:x="0.287cm" svg:y="9.811cm">
            <draw:text-box>
              <text:p><text:span text:style-name="T2">config_pairwise.json</text:span></text:p>
            </draw:text-box>
          </draw:frame>
          <draw:line draw:style-name="gr3" draw:text-style-name="P4" draw:layer="layout" svg:x1="5.2cm" svg:y1="10.265cm" svg:x2="6.103cm" svg:y2="10.265cm">
            <text:p/>
          </draw:line>
          <draw:frame draw:style-name="gr2" draw:text-style-name="P3" draw:layer="layout" svg:width="3.813cm" svg:height="0.806cm" svg:x="1.587cm" svg:y="14.211cm">
            <draw:text-box>
              <text:p><text:span text:style-name="T2">config</text:span><text:span text:style-name="T2">_all.js</text:span><text:span text:style-name="T2">on</text:span></text:p>
            </draw:text-box>
          </draw:frame>
          <draw:line draw:style-name="gr3" draw:text-style-name="P4" draw:layer="layout" svg:x1="5.211cm" svg:y1="14.665cm" svg:x2="6.303cm" svg:y2="14.665cm">
            <text:p/>
          </draw:line>
          <draw:frame draw:style-name="gr10" draw:text-style-name="P12" draw:layer="layout" svg:width="7.11cm" svg:height="1.361cm" svg:x="5.99cm" svg:y="16.285cm">
            <draw:text-box>
              <text:p text:style-name="P5"><text:span text:style-name="T3">data_per_us</text:span><text:span text:style-name="T3">er_id.csv + </text:span><text:span text:style-name="T3">data_per_us</text:span><text:span text:style-name="T3">er_id_date.c</text:span><text:span text:style-name="T3">sv</text:span></text:p>
            </draw:text-box>
          </draw:frame>
          <draw:line draw:style-name="gr3" draw:text-style-name="P4" draw:layer="layout" svg:x1="9.514cm" svg:y1="15.561cm" svg:x2="9.514cm" svg:y2="16.466cm">
            <text:p/>
          </draw:line>
          <draw:line draw:style-name="gr3" draw:text-style-name="P4" draw:layer="layout" svg:x1="9.514cm" svg:y1="17.575cm" svg:x2="9.514cm" svg:y2="18.48cm">
            <text:p/>
          </draw:line>
          <draw:frame draw:style-name="gr10" draw:text-style-name="P11" draw:layer="layout" svg:width="7.81cm" svg:height="1.361cm" svg:x="5.59cm" svg:y="11.912cm">
            <draw:text-box>
              <text:p text:style-name="P5"><text:span text:style-name="T2">d</text:span><text:span text:style-name="T2">u</text:span><text:span text:style-name="T2">p</text:span><text:span text:style-name="T2">li</text:span><text:span text:style-name="T2">c</text:span><text:span text:style-name="T2">a</text:span><text:span text:style-name="T2">t</text:span><text:span text:style-name="T2">e</text:span><text:span text:style-name="T2">s</text:span><text:span text:style-name="T2">_</text:span><text:span text:style-name="T2">[</text:span><text:span text:style-name="T2">d</text:span><text:span text:style-name="T2">s</text:span><text:span text:style-name="T2">‘</text:span><text:span text:style-name="T2">m</text:span><text:span text:style-name="T2">]</text:span><text:span text:style-name="T2">_</text:span><text:span text:style-name="T2">[</text:span><text:span text:style-name="T2">d</text:span><text:span text:style-name="T2">s</text:span><text:span text:style-name="T2">‘</text:span><text:span text:style-name="T2">n</text:span><text:span text:style-name="T2">].</text:span><text:span text:style-name="T2">c</text:span><text:span text:style-name="T2">s</text:span><text:span text:style-name="T2">v </text:span><text:span text:style-name="T2">fil</text:span><text:span text:style-name="T2">e</text:span><text:span text:style-name="T2">s</text:span></text:p>
            </draw:text-box>
          </draw:frame>
          <draw:custom-shape draw:style-name="gr13" draw:text-style-name="P2" draw:layer="layout" svg:width="6.9cm" svg:height="2.1cm" svg:x="6.1cm" svg:y="9.1cm">
            <text:p text:style-name="P1"><text:span text:style-name="T1">2. Pairwise </text:span><text:span text:style-name="T1">processing:</text:span><text:span text:style-name="T1"><text:line-break/></text:span><text:span text:style-name="T1">find duplicates</text:span></text:p>
            <draw:enhanced-geometry svg:viewBox="0 0 21600 21600" draw:type="rectangle" draw:enhanced-path="M 0 0 L 21600 0 21600 21600 0 21600 0 0 Z N"/>
          </draw:custom-shape>
          <draw:line draw:style-name="gr3" draw:text-style-name="P4" xml:id="id4" draw:id="id4" draw:layer="layout" svg:x1="13.782cm" svg:y1="14.675cm" svg:x2="12.69cm" svg:y2="14.675cm">
            <text:p/>
          </draw:line>
          <draw:connector draw:style-name="gr14" draw:text-style-name="P5" draw:layer="layout" svg:x1="11.7cm" svg:y1="7.955cm" svg:x2="13.782cm" svg:y2="14.675cm" draw:start-shape="id3" draw:start-glue-point="1" draw:end-shape="id4" draw:end-glue-point="1" svg:d="M11700 7955h2082v6720" svg:viewBox="0 0 2083 6721">
            <text:p/>
          </draw:connector>
          <draw:frame draw:style-name="gr2" draw:text-style-name="P3" draw:layer="layout" svg:width="3.813cm" svg:height="0.806cm" svg:x="1.587cm" svg:y="19.211cm">
            <draw:text-box>
              <text:p><text:span text:style-name="T2">config_viz.json</text:span></text:p>
            </draw:text-box>
          </draw:frame>
          <draw:line draw:style-name="gr3" draw:text-style-name="P4" draw:layer="layout" svg:x1="5.211cm" svg:y1="19.665cm" svg:x2="6.303cm" svg:y2="19.665cm">
            <text:p/>
          </draw:line>
          <draw:line draw:style-name="gr3" draw:text-style-name="P4" draw:layer="layout" svg:x1="9.514cm" svg:y1="20.562cm" svg:x2="9.514cm" svg:y2="21.467cm">
            <text:p/>
          </draw:line>
          <draw:custom-shape draw:style-name="gr9" draw:text-style-name="P2" draw:layer="layout" svg:width="6.4cm" svg:height="2.1cm" svg:x="6.3cm" svg:y="13.5cm">
            <text:p text:style-name="P1"><text:span text:style-name="T1">3. </text:span><text:span text:style-name="T1">Aggregatio</text:span><text:span text:style-name="T1">n of </text:span><text:span text:style-name="T1"><text:line-break/></text:span><text:span text:style-name="T1">all datasets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6.4cm" svg:height="2.1cm" svg:x="6.3cm" svg:y="18.488cm">
            <text:p text:style-name="P1"><text:span text:style-name="T1">4. Visualisation &amp;</text:span></text:p>
            <text:p text:style-name="P1"><text:span text:style-name="T1">Quality Control</text:span></text:p>
            <draw:enhanced-geometry svg:viewBox="0 0 21600 21600" draw:type="rectangle" draw:enhanced-path="M 0 0 L 21600 0 21600 21600 0 21600 0 0 Z N"/>
          </draw:custom-shape>
          <draw:frame draw:style-name="gr2" draw:text-style-name="P12" draw:layer="layout" svg:width="1.41cm" svg:height="0.806cm" svg:x="8.79cm" svg:y="21.313cm">
            <draw:text-box>
              <text:p text:style-name="P5"><text:span text:style-name="T3">png</text:span></text:p>
            </draw:text-box>
          </draw:frame>
          <draw:g>
            <draw:frame draw:style-name="gr15" draw:text-style-name="P11" draw:layer="layout" svg:width="3.8cm" svg:height="1.361cm" svg:x="14.501cm" svg:y="5.011cm">
              <draw:text-box>
                <text:p text:style-name="P5"><text:span text:style-name="T2">several in preprocessing/</text:span></text:p>
              </draw:text-box>
            </draw:frame>
            <draw:frame draw:style-name="gr10" draw:text-style-name="P11" draw:layer="layout" svg:width="3.512cm" svg:height="1.361cm" svg:x="14.688cm" svg:y="9.511cm">
              <draw:text-box>
                <text:p text:style-name="P5"><text:span text:style-name="T2">pairwise_</text:span><text:span text:style-name="T2"><text:line-break/></text:span><text:span text:style-name="T2">duplicates.py</text:span></text:p>
              </draw:text-box>
            </draw:frame>
            <draw:frame draw:style-name="gr10" draw:text-style-name="P11" draw:layer="layout" svg:width="3.112cm" svg:height="1.361cm" svg:x="14.888cm" svg:y="13.911cm">
              <draw:text-box>
                <text:p text:style-name="P5"><text:span text:style-name="T2">link_all_</text:span><text:span text:style-name="T2"><text:line-break/></text:span><text:span text:style-name="T2">datasets.py</text:span></text:p>
              </draw:text-box>
            </draw:frame>
            <draw:frame draw:style-name="gr2" draw:text-style-name="P3" draw:layer="layout" svg:width="3.813cm" svg:height="0.806cm" svg:x="14.588cm" svg:y="19.211cm">
              <draw:text-box>
                <text:p><text:span text:style-name="T2">several in </text:span><text:span text:style-name="T2">plot/</text:span></text:p>
              </draw:text-box>
            </draw:frame>
            <draw:frame draw:style-name="gr2" draw:text-style-name="P12" draw:layer="layout" svg:width="2.512cm" svg:height="0.806cm" svg:x="15.088cm" svg:y="3.111cm">
              <draw:text-box>
                <text:p text:style-name="P5"><text:span text:style-name="T3">scripts</text:span></text:p>
              </draw:text-box>
            </draw:frame>
          </draw:g>
        </draw:g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frame draw:style-name="gr2" draw:text-style-name="P3" draw:layer="layout" svg:width="5.074cm" svg:height="0.806cm" svg:x="0.787cm" svg:y="4.611cm">
          <draw:text-box>
            <text:p text:style-name="P13"><text:span text:style-name="T2">OpenAPS dataset</text:span></text:p>
          </draw:text-box>
        </draw:frame>
        <draw:frame draw:style-name="gr16" draw:text-style-name="P15" draw:layer="layout" svg:width="5.651cm" svg:height="0.806cm" svg:x="0.788cm" svg:y="5.742cm">
          <draw:text-box>
            <text:p text:style-name="P14"><text:span text:style-name="T2">OPENonOH dataset</text:span></text:p>
          </draw:text-box>
        </draw:frame>
        <draw:custom-shape draw:style-name="gr17" draw:text-style-name="P17" draw:layer="layout" svg:width="5.276cm" svg:height="2.1cm" svg:x="6.202cm" svg:y="4.5cm">
          <text:p text:style-name="P16"><text:span text:style-name="T1">preprocessing.py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111cm" svg:y1="5.065cm" svg:x2="6.203cm" svg:y2="5.065cm">
          <text:p/>
        </draw:line>
        <draw:line draw:style-name="gr3" draw:text-style-name="P4" draw:layer="layout" svg:x1="5.668cm" svg:y1="6.115cm" svg:x2="6.202cm" svg:y2="6.115cm">
          <text:p/>
        </draw:line>
        <draw:custom-shape draw:style-name="gr17" draw:text-style-name="P17" draw:layer="layout" svg:width="5.276cm" svg:height="2.1cm" svg:x="12.557cm" svg:y="4.5cm">
          <text:p text:style-name="P16"><text:span text:style-name="T1">aggregation_</text:span><text:span text:style-name="T1"><text:line-break/></text:span><text:span text:style-name="T1">step.ipynb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466cm" svg:y1="5.065cm" svg:x2="12.558cm" svg:y2="5.065cm">
          <text:p/>
        </draw:line>
        <draw:line draw:style-name="gr3" draw:text-style-name="P4" draw:layer="layout" svg:x1="11.478cm" svg:y1="6.115cm" svg:x2="12.558cm" svg:y2="6.115cm">
          <text:p/>
        </draw:line>
        <draw:custom-shape draw:style-name="gr17" draw:text-style-name="P17" draw:layer="layout" svg:width="5.276cm" svg:height="2.1cm" svg:x="18.924cm" svg:y="4.5cm">
          <text:p text:style-name="P16"><text:span text:style-name="T1">duplicates.ipynb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.833cm" svg:y1="5.065cm" svg:x2="18.925cm" svg:y2="5.55cm">
          <text:p/>
        </draw:line>
        <draw:line draw:style-name="gr3" draw:text-style-name="P4" draw:layer="layout" svg:x1="17.833cm" svg:y1="6.196cm" svg:x2="18.925cm" svg:y2="5.55cm">
          <text:p/>
        </draw:line>
        <draw:frame draw:style-name="gr10" draw:text-style-name="P18" draw:layer="layout" svg:width="5.713cm" svg:height="1.361cm" svg:x="9.187cm" svg:y="3.711cm">
          <draw:text-box>
            <text:p text:style-name="P13"><text:span text:style-name="T2">csv_per_measurement</text:span></text:p>
          </draw:text-box>
        </draw:frame>
        <draw:frame draw:style-name="gr2" draw:text-style-name="P18" draw:layer="layout" svg:width="3.412cm" svg:height="0.806cm" svg:x="16.688cm" svg:y="3.712cm">
          <draw:text-box>
            <text:p text:style-name="P13"><text:span text:style-name="T2">csv_per_day</text:span></text:p>
          </draw:text-box>
        </draw:frame>
        <draw:frame draw:style-name="gr18" draw:text-style-name="P20" draw:layer="layout" svg:width="3.612cm" svg:height="1.688cm" svg:x="24.188cm" svg:y="4.712cm">
          <draw:text-box>
            <text:p text:style-name="P19"><text:span text:style-name="T4">Duplicates_</text:span><text:span text:style-name="T4"><text:line-break/></text:span><text:span text:style-name="T4">OpenAPS_</text:span><text:span text:style-name="T4"><text:line-break/></text:span><text:span text:style-name="T4">OPENonOH.csv</text:span></text:p>
          </draw:text-box>
        </draw:frame>
        <draw:frame presentation:style-name="pr1" draw:text-style-name="P6" draw:layer="layout" svg:width="25.199cm" svg:height="2.629cm" svg:x="1.401cm" svg:y="-0.628cm" presentation:class="title" presentation:user-transformed="true">
          <draw:text-box>
            <text:p>Legacy</text:p>
          </draw:text-box>
        </draw:frame>
        <presentation:notes draw:style-name="dp1">
          <draw:page-thumbnail draw:style-name="gr6" draw:layer="layout" svg:width="19.798cm" svg:height="11.136cm" svg:x="0.6cm" svg:y="2.257cm" draw:page-number="4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01:16:37.986659454</meta:creation-date>
    <dc:date>2022-09-18T22:30:53.800222020</dc:date>
    <meta:editing-duration>P1DT7H52M51S</meta:editing-duration>
    <meta:editing-cycles>11</meta:editing-cycles>
    <meta:generator>LibreOffice/6.4.7.2$Linux_X86_64 LibreOffice_project/40$Build-2</meta:generator>
    <meta:document-statistic meta:object-count="117"/>
  </office:meta>
</office:document-meta>
</file>